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itle">
      <style:text-properties officeooo:rsid="001fd603" officeooo:paragraph-rsid="001fd603"/>
    </style:style>
    <style:style style:name="P2" style:family="paragraph" style:parent-style-name="Text_20_body" style:list-style-name="L1">
      <style:text-properties officeooo:rsid="001fd603" officeooo:paragraph-rsid="001fd603"/>
    </style:style>
    <style:style style:name="P3" style:family="paragraph" style:parent-style-name="Text_20_body" style:list-style-name="L2">
      <style:text-properties officeooo:rsid="001fd603" officeooo:paragraph-rsid="001fd603"/>
    </style:style>
    <style:style style:name="P4" style:family="paragraph" style:parent-style-name="Text_20_body" style:list-style-name="L3">
      <style:text-properties officeooo:rsid="001fd603" officeooo:paragraph-rsid="001fd603"/>
    </style:style>
    <style:style style:name="P5" style:family="paragraph" style:parent-style-name="Text_20_body" style:list-style-name="L4">
      <style:text-properties officeooo:rsid="00213cd1" officeooo:paragraph-rsid="00213cd1"/>
    </style:style>
    <style:style style:name="P6" style:family="paragraph" style:parent-style-name="Text_20_body" style:list-style-name="L5">
      <style:text-properties officeooo:rsid="00213cd1" officeooo:paragraph-rsid="00213cd1"/>
    </style:style>
    <style:style style:name="P7" style:family="paragraph" style:parent-style-name="Text_20_body" style:list-style-name="L6">
      <style:text-properties officeooo:rsid="00213cd1" officeooo:paragraph-rsid="00213cd1"/>
    </style:style>
    <style:style style:name="P8" style:family="paragraph" style:parent-style-name="Text_20_body" style:list-style-name="L7">
      <style:text-properties officeooo:rsid="00213cd1" officeooo:paragraph-rsid="00213cd1"/>
    </style:style>
    <style:style style:name="P9" style:family="paragraph" style:parent-style-name="Text_20_body" style:list-style-name="L8">
      <style:text-properties officeooo:rsid="002247b8" officeooo:paragraph-rsid="002247b8"/>
    </style:style>
    <style:style style:name="P10" style:family="paragraph" style:parent-style-name="Text_20_body" style:list-style-name="L9">
      <style:text-properties officeooo:rsid="002247b8" officeooo:paragraph-rsid="002247b8"/>
    </style:style>
    <style:style style:name="P11" style:family="paragraph" style:parent-style-name="Heading_20_1">
      <style:text-properties officeooo:rsid="001fd603" officeooo:paragraph-rsid="001fd603"/>
    </style:style>
    <style:style style:name="P12" style:family="paragraph" style:parent-style-name="Heading_20_1">
      <style:text-properties officeooo:paragraph-rsid="001fd603"/>
    </style:style>
    <style:style style:name="P13" style:family="paragraph" style:parent-style-name="Heading_20_1">
      <style:text-properties officeooo:rsid="00213cd1" officeooo:paragraph-rsid="00213cd1"/>
    </style:style>
    <style:style style:name="P14" style:family="paragraph" style:parent-style-name="Heading_20_1">
      <style:text-properties officeooo:rsid="002247b8" officeooo:paragraph-rsid="002247b8"/>
    </style:style>
    <style:style style:name="P15" style:family="paragraph" style:parent-style-name="Heading_20_1">
      <style:text-properties officeooo:paragraph-rsid="002247b8"/>
    </style:style>
    <style:style style:name="T1" style:family="text">
      <style:text-properties officeooo:rsid="001fd6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47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ka dotyku jako cecha biometryczna</text:p>
      <text:h text:style-name="P11" text:outline-level="1">Słownik języka polskiego PWN</text:h>
      <text:list xml:id="list1581215054572115341" text:style-name="L1">
        <text:list-item>
          <text:p text:style-name="P2">Nauka zajmująca się badaniem prawidłowości kierujących zmiennością cech populacji organizmów żywych, posługującam się metodami statystyki matematycznej</text:p>
        </text:list-item>
        <text:list-item>
          <text:p text:style-name="P2">Technika dokonywania pomiarów istot żywych<text:line-break/></text:p>
          <text:p text:style-name="P2">W jaki sposób możemy interpretować obie definicje? <text:span text:style-name="T3">Prawidłowości kierujące zmiennością cech populacji – </text:span><text:span text:style-name="T2">chodzi tutaj o poszukiwanie pewnych wzorców,, oczywiście przy dużej grupie badawczej – staramy się takie cechy wyszukiwać, by lepiej zrozumieć nawet najprostsze mechanizmy przeróżnych populacji. Dlaczego metody statystyki matematycznej? … DOPISAĆ<text:line-break/><text:line-break/>Technika dokonywania pomiarów istot żywych – mam tu na mysli niemal dowolne pomiary, od analizy kształtu ucha po segmentację konkretnych nukleotydów w kodzie DNA. <text:line-break/><text:line-break/>Widzimy, że obie definicje są w pewien sposób powiązane i w pewnym stopniu się przenikają.</text:span></text:p>
        </text:list-item>
      </text:list>
      <text:h text:style-name="P12" text:outline-level="1"><text:span text:style-name="T1">Po co nam wszelkie metody biometryczne?<text:line-break/></text:span></text:h>
      <text:list xml:id="list8459906965091793182" text:style-name="L2">
        <text:list-header>
          <text:p text:style-name="P3">Każdy z nas jest inny. Zarówno na poziomie wizualnym jak i behawioralnym. Fakt ten można wykorzystać w wielu celach. Niektórzy z nas spotkali się już biometrią w codziennym życiu – niektóre komputery z windowsem na pokładzie miały zamek biometryczny – oparty na rozpoznawaniu twarzy. Coraz popularniejsze stają się laptopy firmy Lenovo ze skanerem odcisków palca. Sam nie miałem okazji testować tego zabezpieczenia, jednak wydaje się być całkiem skuteczne. Pytanie – czy przeciętny użytkownik komputera rzeczywiście potrzebuje tego rodzaju zabezpieczeń/ Zalezy to oczywiście, czy mamy coś do ukrycia :). Nawet jeśli nie posiadamy szczególnie tajnych informacji, moim zdaniem warto dbać o swoją wolność słowa i bezpieczeństwo w każdej sytuacji. Dochodzimy tu do punktu „<text:span text:style-name="T3">rejestracja czasu pracy” - </text:span><text:span text:style-name="T2">czy pracodawca rzeczywiście MOŻE wprowadzić i utrzymywać system biometryczny dla tak trywialnej sprawy? Polecam każdemu się zastanowić, czy takie działania nie są naduzyciem, oczywiście ze względu na naszą wolność jak i bezpieczeństwo informacji.</text:span></text:p>
        </text:list-header>
      </text:list>
      <text:h text:style-name="Heading_20_1" text:outline-level="1"><text:s/><text:span text:style-name="T1">Cechy biometryczne<text:line-break/></text:span></text:h>
      <text:list xml:id="list7422207384891272793" text:style-name="L3">
        <text:list-header>
          <text:p text:style-name="P4">Myślę, że każdy potrafi skojarzyć te obrazy z odpowiednimi cechami biometrycznymi. <text:soft-page-break/>Chciałbym od razu rozróżnić je na statyczne i dynamiczne, czy inaczej mówiąc na fizyczne i behawioralne. Dlaczego te cechy fizyczne nazywam statycznymi? Człowiek jest w stanie wypracować nowy, unikalny podpis, człowiek jest w stanie odpowiednio modulować głos. Jednak takie cechy jak wzór tęczówki – pozostaje stały, z wykluczeniem przeróżnych patologii.<text:line-break/></text:p>
        </text:list-header>
      </text:list>
      <text:h text:style-name="P13" text:outline-level="1">Keystroke dynamics<text:line-break/></text:h>
      <text:list xml:id="list3467755279329419586" text:style-name="L4">
        <text:list-header>
          <text:p text:style-name="P5">Wróćmy jednak do głównego tematu prezentacji. Zadam Wam wszystkim teraz pytanie: <text:span text:style-name="T3">czy wpisujecie swoje hasła w podobny sposób za każdym razem? </text:span><text:span text:style-name="T2">Na w tym samym rytmie. Wyrazy, które wpisujemy na klawiaturze komputera często zapamiętujemy mechanicznie – nie zastanawiamy się już, czy piątym znakiem naszego hasła jest znak dolara – nasze palce to wiedzą. I kierują się automatycznie do kolejnego znaku... <text:line-break/><text:line-break/>To jak piszemy na klawiaturze – też nas może identyfikować. Dynamikę pisania, czy uderzania w klawisze możemy uznać za pełnoprawną, behawioralną cechę biometryczną.</text:span></text:p>
        </text:list-header>
      </text:list>
      <text:h text:style-name="P13" text:outline-level="1">Istniejące systemy</text:h>
      <text:list xml:id="list3132380253300000220" text:style-name="L5">
        <text:list-header>
          <text:p text:style-name="P6">Jak wygląda zbieranie danych? Mierzone są odpowiednie czasy kliknięć, zarówno wciśnięcia przycisku jak i jego puszczenia. Kolejne interwały są przypisywane odpowiednim klawiszom, i tak tworzy się odpowiednie mapy.<text:line-break/><text:line-break/>Na slajdzie widzimy wykresy reprezentujące takie interwały. Tutaj jeden użytkownik wpisał cztery razy frazę „password”</text:p>
        </text:list-header>
      </text:list>
      <text:h text:style-name="P13" text:outline-level="1">Istniejące systemy – Android<text:line-break/></text:h>
      <text:list xml:id="list876478005764495587" text:style-name="L6">
        <text:list-header>
          <text:p text:style-name="P7">Istnieją oczywiście implementacje tych algorytmów na urządzenia z ekranem dotykowym.</text:p>
        </text:list-header>
      </text:list>
      <text:h text:style-name="P13" text:outline-level="1">A w praktyce?</text:h>
      <text:list xml:id="list7236774799714921212" text:style-name="L7">
        <text:list-header>
          <text:p text:style-name="P8">W konkretnych zastosowaniach, do rozpoznawania użytkownika, biometria behawioralna nie zdaje wszystkich egzaminów. Dopóki nie istnieją zaawansowane algorytmy, które będą mogły uwzględnić takie czynniki jak nastrój, komfort, czy najzwyczajniejsze zmęczenie – stary dobry odcisk palca pozostanie metodą uwierzytelniania, której możemy zaufać. W ograniczonym stopniu. <text:line-break/>Dlaczego by więc nie próbować metodami analizy dynamiki dotyku, czy klikania w klawiaturę odpowiedzieć na pytanie – jak dobrą koordynację ruchową użytkownik w danej chwili ma, oraz zastanowić się jak można to opisać ilościowo. Podejście okołodiagnostyczne do dynamiki dotyku czy stukania w klawiature pozwala rozpocząć poszukiwania odpowiednich metod dwustopniowej weryfikacji. Nie wspominając już u prawdziwie diagnostycznych zaletach – aplikacje tego typu można wykorzystać przy <text:soft-page-break/>badaniu przebiegu wielu chorób. <text:line-break/></text:p>
        </text:list-header>
      </text:list>
      <text:h text:style-name="P14" text:outline-level="1">Moja implementacja</text:h>
      <text:list xml:id="list833206731807616315" text:style-name="L8">
        <text:list-header>
          <text:p text:style-name="P9">Przygotowałem na system Android prostą aplikację. Cow widzimy na ekranie? Mamy ustawienie ID użytkownika, a w lewym, dolnym rogu zapisanie danych, a w szczególności wysłanie ich na serwer. Sercem całej aplikacji jest jednak przycisk zlokalizowany na środku:<text:line-break/></text:p>
        </text:list-header>
      </text:list>
      <text:h text:style-name="P15" text:outline-level="1"><text:span text:style-name="T4">Kawałek kodu</text:span></text:h>
      <text:list xml:id="list5837644267699592108" text:style-name="L9">
        <text:list-header>
          <text:p text:style-name="P10">Za akcje tego przycisku odpowiedzialna jest metoda onTouch. Jak możemy zauwazyć, na akcję Motion Event Action Down zapisuje czas systemowy w milisekundach, a na motion event action up również zapisuje czas, do drugiej tabeli. Pojedynczo zbieranych jest 55 pomiarów, za dane użyteczne uznawałem przynajmniej 25 pomiarów użytkownika.</text:p>
        </text:list-header>
      </text:list>
      <text:h text:style-name="P15" text:outline-level="1"/>
      <text:h text:style-name="P15" text:outline-level="1"><text:s/></text:h>
      <text:list xml:id="list41053035917014" text:continue-list="list7236774799714921212" text:style-name="L7">
        <text:list-header>
          <text:p text:style-name="P8"><text:line-break/></text:p>
        </text:list-header>
      </text:list>
      <text:p text:style-name="Standard"><text:s text:c="2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3:20:54.653994896</meta:creation-date>
    <dc:date>2016-03-31T04:10:51.548342577</dc:date>
    <meta:editing-duration>PT6M26S</meta:editing-duration>
    <meta:editing-cycles>1</meta:editing-cycles>
    <meta:document-statistic meta:table-count="0" meta:image-count="0" meta:object-count="0" meta:page-count="3" meta:paragraph-count="24" meta:word-count="665" meta:character-count="4979" meta:non-whitespace-character-count="4301"/>
    <meta:generator>LibreOffice/5.0.3.2$Linux_X86_64 LibreOffice_project/00m0$Build-2</meta:generator>
  </office:meta>
</office:document-meta>
</file>